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thik K Ayyalasomayajula</meta:initial-creator>
    <dc:creator>Karthik K Ayyalasomayajula</dc:creator>
    <meta:creation-date>2023-01-05T16:20:00Z</meta:creation-date>
    <dc:date>2023-01-05T16:21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